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QUISPE, LORENZO</text:p>
            <text:p text:style-name="P5"><text:span text:style-name="T15">Dni</text:span><text:span text:style-name="T14">:2400770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QUISPE, LORENZ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0077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SUTTA ASIN, CIRCUNCISION LIV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957380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5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1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35925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118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1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9:42:0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